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VariableResolverImpl.resolveVariable( FacesContext facesContex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VariableResolverImpl.UserVariableResolverImpl( VariableResolver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